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5">
      <style:paragraph-properties fo:margin-left="0cm" fo:margin-right="0cm" fo:text-indent="0cm" style:auto-text-indent="false"/>
      <style:text-properties style:font-name="Arial" officeooo:rsid="000b0623" officeooo:paragraph-rsid="0011ec4a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26a4a2" officeooo:paragraph-rsid="00284d52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26a4a2" officeooo:paragraph-rsid="002d2f97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2b5020" officeooo:paragraph-rsid="002d2f97" style:font-size-asian="10pt" style:font-weight-asian="normal" style:font-name-complex="Arial" style:font-size-complex="10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normal" officeooo:rsid="001621dd" officeooo:paragraph-rsid="002ab7ab" style:font-size-asian="10.5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66bd6" officeooo:paragraph-rsid="002d2f97" style:font-size-asian="10.5pt" style:font-weight-asian="normal" style:font-name-complex="Arial" style:font-size-complex="12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arial" fo:font-size="12pt" fo:font-weight="normal" officeooo:rsid="00166bd6" officeooo:paragraph-rsid="002d2f97" style:font-size-asian="10.5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e238b" officeooo:paragraph-rsid="002e238b" style:font-size-asian="10.5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e238b" officeooo:paragraph-rsid="002ec0ef" style:font-size-asian="10.5pt" style:font-weight-asian="normal" style:font-name-complex="Ari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2pt" officeooo:rsid="001621dd" officeooo:paragraph-rsid="002ab7ab" style:font-size-asian="10.5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rsid="001621dd" officeooo:paragraph-rsid="002ab7ab" style:font-size-asian="10.5pt" style:font-size-complex="12pt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arial" fo:font-size="12pt" officeooo:rsid="00166bd6" officeooo:paragraph-rsid="002d2f97" style:font-size-asian="10.5pt" style:font-size-complex="12pt"/>
    </style:style>
    <style:style style:name="T1" style:family="text">
      <style:text-properties officeooo:rsid="00230db5"/>
    </style:style>
    <style:style style:name="T2" style:family="text">
      <style:text-properties officeooo:rsid="002ab7ab"/>
    </style:style>
    <style:style style:name="T3" style:family="text">
      <style:text-properties style:font-name="arial" fo:font-size="12pt" officeooo:rsid="001621dd" style:font-size-asian="10.5pt" style:font-size-complex="12pt"/>
    </style:style>
    <style:style style:name="T4" style:family="text">
      <style:text-properties officeooo:rsid="002d2f97"/>
    </style:style>
    <style:style style:name="T5" style:family="text">
      <style:text-properties officeooo:rsid="002ec0e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 UNIDADE DIDÁCTICA <text:span text:style-name="T1">5</text:span></text:p>
      <text:p text:style-name="P2"/>
      <text:p text:style-name="P11"><text:span text:style-name="T2">1.- </text:span>A María, Ana e Francisco comunícalles que van ser trasladados a outro centro comercial da mesma cadea, en concreto a María a un centro que está a 10km do actual, e a Ana e a Francisco a outro que está noutra provincia a 300km do actual. O cambio vai ser por tempo indefinido para María e Ana, pero Francisco só vai a estar 6 meses fora. Foron informados do cambio con 10 días de antelación.</text:p>
      <text:list xml:id="list887088750" text:style-name="L1">
        <text:list-item>
          <text:p text:style-name="P10">Supón un traslado ou un desprazamento o caso de María? Por que? Debe aceptalo?</text:p>
        </text:list-item>
        <text:list-item>
          <text:p text:style-name="P10">No caso de Ana, é un traslado ou un desprazamento? Que opcións ten Ana ante a decisión da empresa?</text:p>
        </text:list-item>
        <text:list-item>
          <text:p text:style-name="P10">O caso de Francisco, é traslado ou desprazamento? Que opcións ten? Ten algún dereito a días libres adicionais?</text:p>
        </text:list-item>
        <text:list-item>
          <text:p text:style-name="P5">Foron todos avisados con tempo suficiente?</text:p>
        </text:list-item>
      </text:list>
      <text:p text:style-name="P2"/>
      <text:p text:style-name="P4">2.- <text:span text:style-name="T3">Alberto traballa a tempo parcial polas mañás nunha cafetería, de 7h a 12h. O dono da cafetería comunícalle que lle necesita ó mediodía para as comidas, polo que deixará de entrar ás 7h e o seu novo horario será de 11 a 16h.</text:span></text:p>
      <text:list xml:id="list2319473671" text:style-name="L2">
        <text:list-item>
          <text:p text:style-name="P12">De que tipo de modificación de contrato se trata?</text:p>
        </text:list-item>
        <text:list-item>
          <text:p text:style-name="P12">Que causas deberá alegar a empresa para dita modificación? Con que antelación deberá comunicar o cambio?</text:p>
        </text:list-item>
        <text:list-item>
          <text:p text:style-name="P7">Que opcións ten o traballador ante dito cambio?</text:p>
        </text:list-item>
      </text:list>
      <text:p text:style-name="P6"/>
      <text:p text:style-name="P9">3.- <text:span text:style-name="T5">Na empresa de Emilia produciuse unha grande caída nas ventas durante 2 trimestres seguidos (respecto ó ano anterior), co cal a empresa decidiu que vai modificar o salario que viña cobrando Emilia de 1.500€ para rebaixalo ao salario segundo o convenio, que é de 950€. Emilia non está conforme con esta modificación substancial do contrato que afecta a súa contía salarial, así que decide extinguir o contrato. O salario base que cobraba era de 1.500€ mais dúas pagas extras ó ano da mesma contía. A súa antigüidade na empresa é de 15 anos. Calcula a cantidade que cobrará de indemnizació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5" style:family="paragraph" style:next-style-name="tx1">
      <style:paragraph-properties fo:margin-left="1.6cm" fo:margin-right="0cm" fo:margin-top="0.529cm" fo:margin-bottom="0.423cm" loext:contextual-spacing="false" fo:orphans="2" fo:widows="2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7:17:53.932000000</meta:creation-date>
    <dc:date>2018-03-09T13:12:56.315000000</dc:date>
    <meta:editing-duration>PT1H18M26S</meta:editing-duration>
    <meta:editing-cycles>22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11" meta:word-count="322" meta:character-count="1781" meta:non-whitespace-character-count="1477"/>
  </office:meta>
</office:document-meta>
</file>